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dverse event annotation with interpretable semantic textual similar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erse Ev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erse events are unintended and sometimes harmful occurrences associated with the use of a medicine, vaccine or medical device.</text:p>
                <text:list>
                  <text:list-item>
                    <text:p>Therapeutic Goods Administration (TGA), Australia's regulatory authority for therapeutic goods.</text:p>
                  </text:list-item>
                </text:list>
              </text:list-item>
              <text:list-item>
                <text:p>Monitoring AEs important:</text:p>
                <text:list>
                  <text:list-item>
                    <text:p>Detect health risks</text:p>
                  </text:list-item>
                  <text:list-item>
                    <text:p>Compliance with regulations</text:p>
                  </text:list-item>
                  <text:list-item>
                    <text:p>Identify drug response for patient sub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omatic annotation of AEs from tex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formation about AEs is disseminated in natural language through reports, patient records, and the literature.</text:p>
              </text:list-item>
              <text:list-item>
                <text:p>Automatic identification challenging:</text:p>
                <text:list>
                  <text:list-item>
                    <text:p>AE vs symptoms:</text:p>
                    <text:list>
                      <text:list-item>
                        <text:p>AEs: “He received intramuscular injection of olanzapine 5 mg and soon developed <text:span text:style-name="T1">hypothermia</text:span>, <text:span text:style-name="T1">rhabdomyolysis</text:span>, <text:span text:style-name="T1">hypotension</text:span> and <text:span text:style-name="T1">bradycardia</text:span>.” </text:p>
                      </text:list-item>
                      <text:list-item>
                        <text:p>Symptoms/insufficient context: “<text:span text:style-name="T1">Hypothermia</text:span> in the operating room was found only in the conventional practice group (62% vs. 0, p = 0.007)...”</text:p>
                      </text:list-item>
                    </text:list>
                  </text:list-item>
                  <text:list-item>
                    <text:p>Unclear guidelines:</text:p>
                    <text:list>
                      <text:list-item>
                        <text:p>After discontinuing captopril and starting systemic steroids, her <text:span text:style-name="T1">eosinophilia</text:span> and <text:span text:style-name="T1">radiographic abnormalities</text:span> both resolved.</text:p>
                        <text:list>
                          <text:list-item>
                            <text:p>“Radiographic abnormality” disagreement among human annotators (could be considered non-specific AE)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E reporting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armaceutical companies and health providers need to report cases in timely manner</text:p>
              </text:list-item>
              <text:list-item>
                <text:p>Requirements for automatic systems:</text:p>
                <text:list>
                  <text:list-item>
                    <text:p>100% recall (or close)</text:p>
                  </text:list-item>
                  <text:list-item>
                    <text:p>High precision</text:p>
                  </text:list-item>
                  <text:list-item>
                    <text:p>Explainability:</text:p>
                    <text:list>
                      <text:list-item>
                        <text:p>Link predictions to background knowledge of the annotator</text:p>
                      </text:list-item>
                      <text:list-item>
                        <text:p>Example explanation: X annotated as AE in sentence S1 because training data contains similar sentences S2, S3… where similar target entities are annotated as A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aina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roach: Interpretable semantic textual similarity (ISTS)</text:p>
              </text:list-item>
              <text:list-item>
                <text:p>Example (predicted/annotated AEs in bold):</text:p>
                <text:list>
                  <text:list-item>
                    <text:p>Prediction: “After discontinuing captopril and starting systemic steroids, her <text:span text:style-name="T1">eosinophilia</text:span> and <text:span text:style-name="T1">radiographic abnormalities</text:span> both resolved.” (S1)</text:p>
                  </text:list-item>
                  <text:list-item>
                    <text:p>Explanation: Similar human-annotated sentences in training data are annotated:</text:p>
                    <text:list>
                      <text:list-item>
                        <text:p>(S2): Sim. Score=0.8: “the fever abated promptly following discontinuation of acyclovir, and <text:span text:style-name="T1">radiographic abnormalities</text:span> resolved over ten days”</text:p>
                        <text:list>
                          <text:list-item>
                            <text:p>“After discontinuing” in S1 same meaning as “following discontinuation” in S2</text:p>
                          </text:list-item>
                          <text:list-item>
                            <text:p>“captopril” in S1 and “acyclovir” in S2 are both Drugs</text:p>
                          </text:list-item>
                          <text:list-item>
                            <text:p>“both resolved” in S1 similar to “resolved over ten days” in S2</text:p>
                          </text:list-item>
                          <text:list-item>
                            <text:p>“radiographic abnormalities” in S1 and S2</text:p>
                          </text:list-item>
                        </text:list>
                      </text:list-item>
                      <text:list-item>
                        <text:p>(S3) Sim. Score=0.7: “Their <text:span text:style-name="T1">parkinsonism</text:span> improved on discontinuation of metoclopramide therapy”</text:p>
                        <text:list>
                          <text:list-item>
                            <text:p>“After discontinuing” in S1 same meaning as “on discontinuation of” in S3</text:p>
                          </text:list-item>
                          <text:list-item>
                            <text:p>“captopril” in S1 and “metoclopramide therapy” in S3 are both Interventions</text:p>
                          </text:list-item>
                          <text:list-item>
                            <text:p>“both resolved” in S1 similar to “improved” in S3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s of explaina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stify automatic annotators’ predictions</text:p>
              </text:list-item>
              <text:list-item>
                <text:p>Refine/fix existing training data</text:p>
              </text:list-item>
              <text:list-item>
                <text:p>Identify gaps in training data for augmentation from unlabeled data (when no similar annotated sentenc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egration of AE annotation with IS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TS resources available for news, image captions, and educational domain</text:p>
              </text:list-item>
              <text:list-item>
                <text:p>AE annotated corpus available (partially annotated with AEs and Drugs)</text:p>
              </text:list-item>
              <text:list-item>
                <text:p>Possible approach:</text:p>
                <text:list>
                  <text:list-item>
                    <text:p>Bootstrap AE ISTS annotation by pairing sentences with similar Drug-Relation-AE annotations</text:p>
                  </text:list-item>
                  <text:list-item>
                    <text:p>Fine tune pre-trained ISTS models with AE-ISTS annot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d approach to other entities or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hods can be applied to other NER and relationship extraction tasks</text:p>
              </text:list-item>
              <text:list-item>
                <text:p>Explainability important in multiple domains and tasks:</text:p>
                <text:list>
                  <text:list-item>
                    <text:p>NLP applied to health or highly regulated domains</text:p>
                  </text:list-item>
                  <text:list-item>
                    <text:p>When limited annotated data (or with low inter-annotator agre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09:14:30.141555328</meta:creation-date>
    <meta:generator>LibreOffice/5.3.6.1$Linux_X86_64 LibreOffice_project/30$Build-1</meta:generator>
    <dc:date>2019-06-20T11:24:26.311647647</dc:date>
    <meta:editing-duration>PT2H29M17S</meta:editing-duration>
    <meta:editing-cycles>27</meta:editing-cycles>
    <meta:document-statistic meta:object-count="53"/>
  </office:meta>
</office:document-meta>
</file>